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fo:background-color="#ea7500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style:use-window-font-color="true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2:.G2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 office:value-type="string" calcext:value-type="string">
            <text:p>Wibowo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7"/>
          <table:table-cell table:formula="of:=SUM([.B9:.G9])" office:value-type="float" office:value="41" calcext:value-type="float">
            <text:p>4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Kerciku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7"/>
          <table:table-cell table:formula="of:=SUM([.B10:.G10])" office:value-type="float" office:value="31" calcext:value-type="float">
            <text:p>31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Petzendorfer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/>
          <table:table-cell table:formula="of:=SUM([.B11:.G11])" office:value-type="float" office:value="52" calcext:value-type="float">
            <text:p>5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Nolte</text:p>
          </table:table-cell>
          <table:table-cell table:style-name="ce20" office:value-type="float" office:value="23" calcext:value-type="float">
            <text:p>2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/>
          <table:table-cell table:formula="of:=SUM([.B12:.G12])" office:value-type="float" office:value="50" calcext:value-type="float">
            <text:p>5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Mast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7"/>
          <table:table-cell table:formula="of:=SUM([.B13:.G13])" office:value-type="float" office:value="43" calcext:value-type="float">
            <text:p>43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MIN(1+ROUNDDOWN(([.A47]-[.B47])/([.A47]/20))*(1/3); 5)" office:value-type="float" office:value="3.66666666666667" calcext:value-type="float">
            <text:p>3.66666666666667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08:46:52.982204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8-22T11:31:20.178152886</dc:date>
    <meta:editing-duration>P2DT2H31M30S</meta:editing-duration>
    <meta:editing-cycles>58</meta:editing-cycles>
    <meta:generator>LibreOffice/7.5.5.2$Linux_X86_64 LibreOffice_project/50$Build-2</meta:generator>
    <meta:document-statistic meta:table-count="1" meta:cell-count="75" meta:object-count="0"/>
  </office:meta>
</office:document-meta>
</file>